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A8400000569796DAEC148351F4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9.049cm" draw:z-index="0"><draw:image xlink:href="Pictures/1000020100000A8400000569796DAEC148351F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0T12:16:26.656000000</dc:date>
    <meta:editing-duration>PT1M37S</meta:editing-duration>
    <meta:editing-cycles>2</meta:editing-cycles>
    <meta:generator>LibreOffice/7.1.3.2$Windows_X86_64 LibreOffice_project/47f78053abe362b9384784d31a6e56f8511eb1c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